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full-path="Object 3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full-path="Object 35/"/>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color="#ff0000" fo:font-weight="bold" style:font-weight-asian="bold" style:font-weight-complex="bold"/>
    </style:style>
    <style:style style:name="P16" style:family="paragraph" style:parent-style-name="Plain_5f_heading_5f_1">
      <style:paragraph-properties fo:break-before="page"/>
    </style:style>
    <style:style style:name="P17" style:family="paragraph" style:parent-style-name="Standard">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0" style:family="paragraph" style:parent-style-name="Contents_20_1">
      <style:paragraph-properties>
        <style:tab-stops>
          <style:tab-stop style:position="6.5in" style:type="right" style:leader-style="dotted" style:leader-text="."/>
        </style:tab-stops>
      </style:paragraph-properties>
    </style:style>
    <style:style style:name="P21" style:family="paragraph" style:parent-style-name="spectext"/>
    <style:style style:name="P22"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style:font-name="Trebuchet MS" style:font-name-asian="Trebuchet MS" style:font-name-complex="Trebuchet MS"/>
    </style:style>
    <style:style style:name="T8" style:family="text">
      <style:text-properties fo:font-weight="normal" style:font-weight-asian="normal" style:font-weight-complex="normal"/>
    </style:style>
    <style:style style:name="T9" style:family="text">
      <style:text-properties style:use-window-font-color="true" style:font-name="Bitstream Vera Serif" fo:font-size="12pt" style:font-name-asian="Times New Roman" style:font-size-asian="12pt" style:font-name-complex="Times New Roman" style:font-size-complex="12pt"/>
    </style:style>
    <style:style style:name="T10" style:family="text">
      <style:text-properties style:text-underline-style="solid" style:text-underline-width="auto" style:text-underline-color="font-color"/>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draw:visible-area-width="1.9693in" draw:visible-area-height="1.9693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Emulator, Binary, And Hexadecimal</text:p>
            </text:list-header>
          </text:list>
          <text:p text:style-name="P2">by Ted Kosan</text:p>
        </draw:text-box>
      </draw:frame>
      <draw:frame draw:style-name="fr1" draw:name="Frame2" text:anchor-type="page" text:anchor-page-number="1" svg:x="2.3654in" svg:y="6.3484in" svg:width="3.6339in" draw:z-index="3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1"/>
      <text:p text:style-name="P21"/>
      <text:p text:style-name="P21"/>
      <text:p text:style-name="P22"/>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0">Downloading the 6502 Emulator<text:tab/>3</text:p>
            <text:p text:style-name="P20">Launching the 6502 Emulator<text:tab/>5</text:p>
            <text:p text:style-name="P20">Decimal and Binary Numerals<text:tab/>9</text:p>
            <text:p text:style-name="P20">The Number Of Patterns That Can Be Formed By N Bits<text:tab/>19</text:p>
            <text:p text:style-name="P20">Hexadecimal Numerals<text:tab/>23</text:p>
            <text:p text:style-name="P20">Exercises<text:tab/>27</text:p>
          </text:index-body>
        </text:table-of-content>
        <text:p text:style-name="P18"/>
      </text:section>
      <text:p text:style-name="P18"/>
      <text:p text:style-name="P16">MathRider and the U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mathrider.org/">http://mathrider.org</text:a> and download the latest release of the software you find there."</text:p>
      <text:p text:style-name="Standard"/>
      <text:p text:style-name="P15">Note: At this point you should also download MathRider onto your PC. <text:s/>There is a book in the download section of the MathRider website called <text:span text:style-name="T10">MathRider for Newbies </text:span>which contains instructions for installing MathRider.</text:p>
      <text:p text:style-name="Standard"/>
      <text:p text:style-name="Standard">As we were waiting for the software to download, Pat asked "What software are we downloading?"</text:p>
      <text:p text:style-name="Standard"/>
      <text:p text:style-name="Standard">"We are downloading a program called MathRider which includes a program called U6502 that creates a virtual 6502 CPU. <text:s/>Programs like this are called <text:span text:style-name="T3">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text:soft-page-break/>drive called pats_files and then unzip the file into it.</text:p>
      <text:p text:style-name="Standard"/>
      <text:p text:style-name="Standard">"MathRider is written in the Java programming language," I said "so before it can be run, the PC needs to have Java installed on it. <text:s/>I already have Java installed on this PC but if you want to try running the emulator at home, you will need to install Java on your PC too. <text:s/>The <text:span text:style-name="T10">MathRider for Newbies</text:span> book also contains instructions for installing Java on your PC."</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7">™</text:span> consists of a simulated CPU and a language which has been specifically designed to run on this CPU. <text:s/>Another name for a simulated CPU is a <text:span text:style-name="T3">virtual machine</text:span> and a CPU simulator that runs Java code is called a <text:span text:style-name="T3">Java Virtual Machine</text:span> or <text:span text:style-name="T3">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which are called Java bytecodes) and then these programs can be executed on any devices that has a JVM on it."</text:p>
      <text:p text:style-name="Standard"/>
      <text:p text:style-name="Standard">"Do you mean that my Mom's cell phone has a JVM on it?" asked Pat.</text:p>
      <text:p text:style-name="Standard"/>
      <text:p text:style-name="Standard">"Yes." I replied "The reason for this is because cell phones use many different CPUs, hardware configurations, and operating systems which makes them difficult to write applications for. <text:s/>When a JVM is placed on a cell phone, it allows it to run standard Java bytecodes and this makes it easier to write Java applications that can be run on multiple cell phone types. <text:s/>Currently, Java cell phone application developers still need to account for various difference between cell phones, but there are people who are constantly working on reducing these differences."</text:p>
      <text:p text:style-name="Standard"/>
      <text:p text:style-name="Standard">"If JVMs can be placed in PCs and cell phones," asked Pat "what other kinds of things can they be placed in?"</text:p>
      <text:p text:style-name="Standard"/>
      <text:p text:style-name="Standard">"Web browsers, smart cards, video players, television set top boxes, machine controllers, video game consoles, almost anything that contains a CPU." I replied.</text:p>
      <text:p text:style-name="Standard"/>
      <text:p text:style-name="Standard">Pat thought for a few moments then asked "What is the difference between an <text:span text:style-name="T3">emulator</text:span> and a <text:span text:style-name="T3">virtual machine</text:span>?"</text:p>
      <text:p text:style-name="Standard"><text:soft-page-break/></text:p>
      <text:p text:style-name="Standard">"The main difference," I replied "is that an emulator usually emulates a physical CPU design while a virtual machine does not necessarily do so. <text:s/>In Java's case, a document has been created that specifies all the requirements a JVM needs to adhere to and this document is called the Java Virtual Machine <text:span text:style-name="T3">Specification</text:span>. <text:s/>People are free to implement this specification in a variety of ways and some people have even implemented the specification in hardware. <text:s/>Most people, however, implement the JVM specification in software.</text:p>
      <text:p text:style-name="Standard"/>
      <text:p text:style-name="Standard">Pat started laughing then said "Perhaps hardware implementations of the JVM specification should be called Java Actual Machines or JAMs because they are actual CPUs!" <text:s/></text:p>
      <text:p text:style-name="Standard"/>
      <text:p text:style-name="Standard">I laughed too!</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U6502 emulator.</text:p>
      <text:p text:style-name="Plain_5f_heading_5f_1">Using The U6502 Emulator</text:p>
      <text:p text:style-name="Standard">After MathRider was installed, I ran it.</text:p>
      <text:p text:style-name="Standard"/>
      <text:p text:style-name="Standard">"Wow!" said Pat "MathRider looks cool! <text:s/>What can it do?"</text:p>
      <text:p text:style-name="Standard"/>
      <text:p text:style-name="Standard">"MathRider can be thought of as an environment which enables people to learn programming and mathematics at the same time." <text:s/>I replied. <text:s/>"It can do an amazing amount of things, such as automatically plot and solve mathematical equations, but for now we will mostly be using MathRider to learn how to program a 6502 microprocessor. <text:s/>I may, however, periodically write short programs in MathRider which will help illustrate the ideas we will be covering."</text:p>
      <text:p text:style-name="Standard"/>
      <text:p text:style-name="Standard">"So later on you will show me how to use MathRider?" asked Pat.</text:p>
      <text:p text:style-name="Standard"/>
      <text:p text:style-name="Standard">"Yes." I replied. "But if you would like to start exploring MathRider on your own at home, the <text:span text:style-name="T10">Mathrider for Newbies</text:span> book contains an introduction to MathRider which will help you get started."</text:p>
      <text:p text:style-name="Standard"><text:soft-page-break/>I then used the mouse to select the <text:span text:style-name="T3">U6502</text:span> tab on the right side of the MathRider application and the emulator was displayed.</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3">byte</text:span>." said Pat. <text:s/>"Is there a way to look at the bytes that are in the memory locations of the emulator?"</text:p>
      <text:p text:style-name="Standard"/>
      <text:p text:style-name="Standard">"Yes, launch another shell and I will show you how." I said.</text:p>
      <text:p text:style-name="Standard"/>
      <text:p text:style-name="Standard">After Pat launched another shell, I typed the following line into it and then pressed the <text:span text:style-name="T3">&lt;enter&gt;</text:span> key ( Windows users can open a DOS shell and type the same line ):</text:p>
      <text:p text:style-name="Standard"/>
      <text:p text:style-name="Preformatted_20_Text">telnet localhost 8000</text:p>
      <text:p text:style-name="Standard"/>
      <text:p text:style-name="Standard">The prompt disappeared and I passed the keyboard back to Pat. <text:s/>"Type a question mark followed by the <text:span text:style-name="T3">enter</text:span> key Pat and watch what happens."</text:p>
      <text:p text:style-name="Standard"/>
      <text:p text:style-name="P17">Pat did this and then the following information was displayed in the shell:</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is telnet and what was just printed in the shell?" asked Pat.</text:p>
      <text:p text:style-name="Standard"/>
      <text:p text:style-name="Standard">"<text:span text:style-name="T3">Telnet</text:span> is a program that allows two computers to communicate with each other using the TCP/IP protocol. <text:s/>It is similar to <text:span text:style-name="T3">ssh</text:span> except its communications are not encrypted. <text:s/>When the emulator was launched, it began listening for a telnet connection on <text:span text:style-name="T3">port 8000</text:span>. <text:s/>When I executed the <text:span text:style-name="T3">telnet</text:span> command, I told it to attach to port <text:span text:style-name="T3">8000</text:span> on the <text:span text:style-name="T3">local</text:span> machine. <text:s/>Now, everything we type in the shell is sent to the emulator and the emulator's responses are sent to our shell and displayed as text.</text:p>
      <text:p text:style-name="Standard"/>
      <text:p text:style-name="Standard">When you typed a question mark '?' and pressed &lt;enter&gt;, the question mark was sent to a special program on the emulator which is called a monitor. <text:s/>A <text:span text:style-name="T3">monitor</text:span> is a program that gives a person access to all of the memory locations in a computer along with all of the registers in the computer's CPU. <text:s/>When the monitor receives a question mark, it recognizes it as one of the commands it supports ( in this case it is the <text:span text:style-name="T3">help</text:span> command )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text:soft-page-break/>Pat looked at each command in the list then said "I think its probably the <text:span text:style-name="T3">Dump</text:span> command."</text:p>
      <text:p text:style-name="Standard"/>
      <text:p text:style-name="Standard">"You are correct." <text:s/>I said. <text:s/>"The purpose of the <text:span text:style-name="T3">Dump</text:span> command is to show the contents of a computer's memory locations. <text:s/>Type <text:span text:style-name="T3">d 1000 1090</text:span> at the command prompt and lets see what happens." <text:s/>Pat did this and the following output was displayed:</text:p>
      <text:p text:style-name="Standard"/>
      <text:p text:style-name="Preformatted_20_Text">-d 1000 1090</text:p>
      <text:p text:style-name="Preformatted_20_Text"/>
      <text:p text:style-name="Preformatted_20_Text">1000 <text:s/>4C 1B 10 4C 9B 23 4C 5D - 23 4C 80 23 4C 42 23 4C <text:s/>L..L.#L]#L.#LB#L</text:p>
      <text:p text:style-name="Preformatted_20_Text">1010 <text:s/>94 22 4C F0 22 4C 2E 1A - 4C 70 10 A2 FF 9A D8 20 <text:s/>."L."L..Lp.....</text:p>
      <text:p text:style-name="Preformatted_20_Text">1020 <text:s/>22 23 4C 25 10 A2 FC A0 - 23 20 42 23 00 C9 02 D0 <text:s/>"#L%....# B#....</text:p>
      <text:p text:style-name="Preformatted_20_Text">1030 <text:s/>13 29 F0 4A 4A 4A 18 69 - C0 8D 09 00 A9 00 8D 08 <text:s/>.).JJJ.i........</text:p>
      <text:p text:style-name="Preformatted_20_Text">1040 <text:s/>00 6C 08 00 4C 47 10 A0 - 00 8C 44 00 A2 64 C8 D0 <text:s/>.l..LG....D..d..</text:p>
      <text:p text:style-name="Preformatted_20_Text">1050 <text:s/>FD CA D0 FA EE 44 00 AD - 44 00 4C 4C 10 20 69 10 <text:s/>.....D..D.LL. i.</text:p>
      <text:p text:style-name="Preformatted_20_Text">1060 <text:s/>20 DB 10 20 33 11 4C 5D - 10 A2 4C A0 24 20 42 23 <text:s text:c="2"/>.. 3.L]..L.$ B#</text:p>
      <text:p text:style-name="Preformatted_20_Text">1070 <text:s/>A0 00 8C 5E 00 8C CD 00 - 8C 5F 00 8C 73 00 8C 87 <text:s/>...^....._..s...</text:p>
      <text:p text:style-name="Preformatted_20_Text">1080 <text:s/>00 A0 00 A9 00 99 A5 00 - C8 C0 27 D0 F8 A0 00 20 <text:s/>..........'....</text:p>
      <text:p text:style-name="Preformatted_20_Text">1090 <text:s/>80</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1000 through 1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3">number</text:span> and a <text:span text:style-name="T3">numeral</text:span>, Pat?"</text:p>
      <text:p text:style-name="Standard"/>
      <text:p text:style-name="Standard">"Hmmm..." said Pat. "I know that a number is used to indicate the amount of something and that numerals have something to do with digits like 1, 2 <text:soft-page-break/>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3">number</text:span> is and what a <text:span text:style-name="T3">numeral</text:span> is and we must also determine how they are <text:span text:style-name="T3">related</text:span>. <text:s/>This information lies within the realm of <text:span text:style-name="T3">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3">numbers</text:span> is that they do not exist in the physical world. <text:s/>A <text:span text:style-name="T3">number</text:span> is a mathematical concept that exists only in the non-physical world of ideas and its purpose is to describe the <text:span text:style-name="T3">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 or set of symbols ) that is encoded in physical matter, and used to represent a number, is called a <text:span text:style-name="T3">numeral</text:span>. <text:s/>For example, if we wanted to work with the number 5, we could write a '5' on a piece of paper, draw 5 <text:soft-page-break/>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numerals that represent numbers do?"</text:p>
      <text:p text:style-name="Standard"/>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3">transistor</text:span> is an electronic valve that does to the flow of electrons in a conductor what a water valve does to the flow of water in a pipe." I said. <text:s/>"Transistors can also be configured so that they are either all the way <text:span text:style-name="T3">on</text:span> or all the way <text:span text:style-name="T3">off</text:span><text:span text:style-name="T8">,</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2" draw:name="Object1" text:anchor-type="paragraph" svg:x="0.3472in" svg:y="0.111in" svg:width="3.4165in" svg:height="2.1335in" draw:z-index="1"><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3">bit</text:span> of information and this is what the memory locations I just drew look like when the words 'on' and 'off' are replaced with bits." (see Fig. 2)</text:p>
      <text:p text:style-name="Preformatted_20_Text"/>
      <text:p text:style-name="Preformatted_20_Text"><text:soft-page-break/></text:p>
      <text:p text:style-name="Standard"/>
      <text:p text:style-name="Standard"/>
      <text:p text:style-name="Standard"/>
      <text:p text:style-name="Standard"><draw:frame draw:style-name="fr2" draw:name="Object2" text:anchor-type="paragraph" svg:x="0.3472in" svg:y="0.1083in" svg:width="3.1839in" svg:height="2.8339in" draw:z-index="2"><draw:object xlink:href="./Object 1" xlink:type="simple" xlink:show="embed" xlink:actuate="onLoad"/><draw:image xlink:href="./ObjectReplacements/Object 1" xlink:type="simple" xlink:show="embed" xlink:actuate="onLoad"/></draw:frame></text:p>
      <text:p text:style-name="Standard">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3">binary numeral system</text:span> and this system matches any pattern of bits with a unique number. <text:s/>The binary numeral system only has 2 symbols in it, 0 and 1, and it is therefore called the <text:span text:style-name="T3">base 2 numeral system</text:span>. <text:s/>Another name for <text:span text:style-name="T3">base</text:span> of a numeral system is <text:span text:style-name="T3">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2" draw:name="Object3" text:anchor-type="paragraph" svg:x="0.472in" svg:y="0.1146in" svg:width="2.7591in" svg:height="1.8425in" draw:z-index="3"><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text:soft-page-break/></text:p>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2" draw:name="Object4" text:anchor-type="paragraph" svg:x="0.4807in" svg:y="0.0283in" svg:width="1.4173in" svg:height="3.3425in" draw:z-index="4"><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2" draw:name="Object5" text:anchor-type="paragraph" svg:x="0.4807in" svg:y="0.0299in" svg:width="5.5484in" svg:height="3.3402in" draw:z-index="5"><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2" draw:name="Object6" text:anchor-type="paragraph" svg:x="0.472in" svg:y="0.1154in" svg:width="2.8508in" svg:height="1.9339in" draw:z-index="6"><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2" draw:name="Object7" text:anchor-type="paragraph" svg:x="0.472in" svg:y="0.1165in" svg:width="2.6756in" svg:height="2.3091in" draw:z-index="7"><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2" draw:name="Object8" text:anchor-type="paragraph" svg:x="0.489in" svg:y="0.8992in" svg:width="5.5508in" svg:height="1.7091in" draw:z-index="8"><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2" draw:name="Object10" text:anchor-type="paragraph" svg:x="0.3972in" svg:y="0.0811in" svg:width="5.5508in" svg:height="1.7165in" draw:z-index="9"><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 )</text:p>
      <text:p text:style-name="Standard"/>
      <text:p text:style-name="Standard"><draw:frame draw:style-name="fr2" draw:name="Object9" text:anchor-type="paragraph" svg:x="0.272in" svg:y="0.0882in" svg:width="2.4508in" svg:height="3.8673in" draw:z-index="10"><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2" draw:name="Object11" text:anchor-type="paragraph" svg:x="0.039in" svg:y="0in" svg:width="3.4925in" svg:height="4.0252in" draw:z-index="13"><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13" text:anchor-type="paragraph" svg:x="0.0138in" svg:y="0.1008in" svg:width="3.4252in" svg:height="4.0252in" draw:z-index="14"><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12" text:anchor-type="paragraph" svg:x="0.0472in" svg:y="0.0992in" svg:width="3.5673in" svg:height="4.0256in" draw:z-index="11"><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2" draw:name="Object14" text:anchor-type="paragraph" svg:x="0.0055in" svg:y="0.1091in" svg:width="3.5173in" svg:height="4.0173in" draw:z-index="12"><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 )</text:p>
      <text:p text:style-name="Standard"><draw:frame draw:style-name="fr2" draw:name="Object15" text:anchor-type="paragraph" svg:x="0.2138in" svg:y="0.0811in" svg:width="6.0508in" svg:height="3.4591in" draw:z-index="15"><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3">2</text:span> to <text:span text:style-name="T3">4</text:span>. <text:s/>When we went from 2 bits to 3 bits, the number of patterns that could be formed increased to <text:span text:style-name="T3">8</text:span> and when we went from 3 bits to 4 bits, the number of patterns that could be formed increased to <text:span text:style-name="T3">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19">1 bit can generate 2 patterns.</text:p>
      <text:p text:style-name="P19">2 bits can generate 2 x 2 = 4 patterns.</text:p>
      <text:p text:style-name="P19">3 bits can generate 2 x 2 x 2 = 8 patterns.</text:p>
      <text:p text:style-name="P19">4 bits can generate 2 x 2 x 2 x 2 = 16 patterns.</text:p>
      <text:p text:style-name="P19">5 bits can generate 2 x 2 x 2 x 2 x 2 = 32 patterns.</text:p>
      <text:p text:style-name="P19">6 bits can generate 2 x 2 x 2 x 2 x 2 x 2 = 64 patterns.</text:p>
      <text:p text:style-name="P19">7 bits can generate 2 x 2 x 2 x 2 x 2 x 2 x 2 = 128 patterns.</text:p>
      <text:p text:style-name="Standard"/>
      <text:p text:style-name="Standard"/>
      <text:p text:style-name="Standard">"Notice that 2 x 2 is the same as 2 to the 2nd power<draw:frame draw:style-name="fr3" draw:name="Object17" text:anchor-type="as-char" svg:width="0.2236in" svg:height="0.2075in" draw:z-index="16"><draw:object-ole xlink:href="./Object 17" xlink:type="simple" xlink:show="embed" xlink:actuate="onLoad"/><draw:image xlink:href="./ObjectReplacements/Object 17" xlink:type="simple" xlink:show="embed" xlink:actuate="onLoad"/></draw:frame>, 2 x 2 x 2 is the same as <draw:frame draw:style-name="fr3" draw:name="Object18" text:anchor-type="as-char" svg:width="0.222in" svg:height="0.2075in" draw:z-index="17"><draw:object-ole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19">1 bit can generate <draw:frame draw:style-name="fr3" draw:name="Object16" text:anchor-type="as-char" svg:width="0.2201in" svg:height="0.2075in" draw:z-index="36"><draw:object-ole xlink:href="./Object 16" xlink:type="simple" xlink:show="embed" xlink:actuate="onLoad"/><draw:image xlink:href="./ObjectReplacements/Object 16" xlink:type="simple" xlink:show="embed" xlink:actuate="onLoad"/></draw:frame>= 2 patterns.</text:p>
      <text:p text:style-name="P19">2 bits can generate<draw:frame draw:style-name="fr3" draw:name="Object19" text:anchor-type="as-char" svg:width="0.2228in" svg:height="0.2075in" draw:z-index="18"><draw:object-ole xlink:href="./Object 19" xlink:type="simple" xlink:show="embed" xlink:actuate="onLoad"/><draw:image xlink:href="./ObjectReplacements/Object 19" xlink:type="simple" xlink:show="embed" xlink:actuate="onLoad"/></draw:frame>= 4 patterns.</text:p>
      <text:p text:style-name="P19">3 bits can generate<draw:frame draw:style-name="fr3" draw:name="Object20" text:anchor-type="as-char" svg:width="0.2217in" svg:height="0.2083in" draw:z-index="19"><draw:object-ole xlink:href="./Object 20" xlink:type="simple" xlink:show="embed" xlink:actuate="onLoad"/><draw:image xlink:href="./ObjectReplacements/Object 20" xlink:type="simple" xlink:show="embed" xlink:actuate="onLoad"/></draw:frame>= 8 patterns.</text:p>
      <text:p text:style-name="P19">4 bits can generate<draw:frame draw:style-name="fr3" draw:name="Object21" text:anchor-type="as-char" svg:width="0.2228in" svg:height="0.2083in" draw:z-index="20"><draw:object-ole xlink:href="./Object 21" xlink:type="simple" xlink:show="embed" xlink:actuate="onLoad"/><draw:image xlink:href="./ObjectReplacements/Object 21" xlink:type="simple" xlink:show="embed" xlink:actuate="onLoad"/></draw:frame>= 16 patterns.</text:p>
      <text:p text:style-name="P19"><text:soft-page-break/>5 bits can generate <draw:frame draw:style-name="fr3" draw:name="Object22" text:anchor-type="as-char" svg:width="0.2201in" svg:height="0.2083in" draw:z-index="22"><draw:object-ole xlink:href="./Object 22" xlink:type="simple" xlink:show="embed" xlink:actuate="onLoad"/><draw:image xlink:href="./ObjectReplacements/Object 22" xlink:type="simple" xlink:show="embed" xlink:actuate="onLoad"/></draw:frame>= 32 patterns.</text:p>
      <text:p text:style-name="P19">6 bits can generate <draw:frame draw:style-name="fr3" draw:name="Object23" text:anchor-type="as-char" svg:width="0.2217in" svg:height="0.2083in" draw:z-index="23"><draw:object-ole xlink:href="./Object 23" xlink:type="simple" xlink:show="embed" xlink:actuate="onLoad"/><draw:image xlink:href="./ObjectReplacements/Object 23" xlink:type="simple" xlink:show="embed" xlink:actuate="onLoad"/></draw:frame>= 64 patterns.</text:p>
      <text:p text:style-name="P19">7 bits can generate <draw:frame draw:style-name="fr3" draw:name="Object24" text:anchor-type="as-char" svg:width="0.2217in" svg:height="0.2083in" draw:z-index="24"><draw:object-ole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3">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3" draw:name="Object26" text:anchor-type="as-char" svg:width="0.2701in" svg:height="0.2075in" draw:z-index="25"><draw:object-ole xlink:href="./Object 26" xlink:type="simple" xlink:show="embed" xlink:actuate="onLoad"/><draw:image xlink:href="./ObjectReplacements/Object 26" xlink:type="simple" xlink:show="embed" xlink:actuate="onLoad"/></draw:frame>,<draw:frame draw:style-name="fr3" draw:name="Object27" text:anchor-type="as-char" svg:width="0.2701in" svg:height="0.2083in" draw:z-index="26"><draw:object-ole xlink:href="./Object 27" xlink:type="simple" xlink:show="embed" xlink:actuate="onLoad"/><draw:image xlink:href="./ObjectReplacements/Object 27" xlink:type="simple" xlink:show="embed" xlink:actuate="onLoad"/></draw:frame>, and<draw:frame draw:style-name="fr3" draw:name="Object28" text:anchor-type="as-char" svg:width="0.2728in" svg:height="0.2083in" draw:z-index="27"><draw:object-ole xlink:href="./Object 28" xlink:type="simple" xlink:show="embed" xlink:actuate="onLoad"/><draw:image xlink:href="./ObjectReplacements/Object 28" xlink:type="simple" xlink:show="embed" xlink:actuate="onLoad"/></draw:frame>and came up with the answers, 1024, 65535,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3" draw:name="Object25" text:anchor-type="as-char" svg:width="0.2201in" svg:height="0.2083in" draw:z-index="28"><draw:object-ole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3" draw:name="Object29" text:anchor-type="as-char" svg:width="0.2228in" svg:height="0.2083in" draw:z-index="29"><draw:object-ole xlink:href="./Object 29" xlink:type="simple" xlink:show="embed" xlink:actuate="onLoad"/><draw:image xlink:href="./ObjectReplacements/Object 29" xlink:type="simple" xlink:show="embed" xlink:actuate="onLoad"/></draw:frame> but the highest number that can be represented by n bits is <draw:frame draw:style-name="fr3" draw:name="Object30" text:anchor-type="as-char" svg:width="0.45in" svg:height="0.2075in" draw:z-index="30"><draw:object-ole xlink:href="./Object 30" xlink:type="simple" xlink:show="embed" xlink:actuate="onLoad"/><draw:image xlink:href="./ObjectReplacements/Object 30" xlink:type="simple" xlink:show="embed" xlink:actuate="onLoad"/></draw:frame>because <text:soft-page-break/>0 is always counted as one of the patterns. <text:s/>Memory locations can represent numbers between 0 and 255 because 8 bits, which are also called a <text:span text:style-name="T3">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2" draw:name="Object31" text:anchor-type="paragraph" svg:x="0.022in" svg:y="0.0972in" svg:width="2.1756in" svg:height="3.8673in" draw:z-index="21"><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2"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3">base 8 or octal</text:span> numeral system and the second one was the <text:span text:style-name="T3">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2" draw:name="Object33" text:anchor-type="paragraph" svg:x="0.022in" svg:y="0.148in" svg:width="3.4173in" svg:height="4.0091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and I added one more line to the table to show this.</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9">111100101010010101111111010111 </text:span>into hexadecimal, you start at the right side of the numeral then move to the left and break it into sets of 4 bits. <text:s/>If the leftmost group does not have enough bits to form a set of 4, add 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2"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text:soft-page-break/>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 )</text:p>
      <text:p text:style-name="Standard"><draw:frame draw:style-name="fr2"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Standard"/>
      <text:p text:style-name="Standard"/>
      <text:p text:style-name="Standard"/>
      <text:p text:style-name="Plain_5f_heading_5f_1"/>
      <text:p text:style-name="P16">Exercises</text:p>
      <text:p text:style-name="Standard">1) Convert the following binary numerals into hexadecimal:<text:line-break/><text:line-break/>a) 110010101100100101100101<text:line-break/>b) 111000101<text:line-break/>c) 00110011010100101<text:line-break/>d) 0101101010101101010101<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4<text:tab/><text:span text:style-name="T1">6502 Emulator, Binary, And Hexadecimal</text:span><text:tab/><text:page-number text:select-page="current">5</text:page-number>/<text:page-count>27</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6T17:49:00</dc:date>
    <dc:language>en-US</dc:language>
    <meta:editing-cycles>455</meta:editing-cycles>
    <meta:editing-duration>P7DT12H36M0S</meta:editing-duration>
    <meta:user-defined meta:name="Info 1"/>
    <meta:user-defined meta:name="Info 2"/>
    <meta:user-defined meta:name="Info 3"/>
    <meta:user-defined meta:name="Info 4"/>
    <meta:document-statistic meta:table-count="0" meta:image-count="0" meta:object-count="35" meta:page-count="27" meta:paragraph-count="223" meta:word-count="6509" meta:character-count="348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size="10.5pt"/>
    </style:style>
    <style:style style:name="T2" style:family="text">
      <style:text-properties fo:font-size="13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4" draw:layer="layout" svg:width="3.423cm" svg:height="0.763cm" svg:x="3.578cm" svg:y="1.608cm">
          <draw:text-box>
            <text:p text:style-name="P1"><text:span text:style-name="T2">0 0 1 1 0 0 1 0</text:span></text:p>
          </draw:text-box>
        </draw:frame>
        <draw:frame draw:style-name="gr1" draw:text-style-name="P4" draw:layer="layout" svg:width="3.423cm" svg:height="0.763cm" svg:x="3.578cm" svg:y="3.853cm">
          <draw:text-box>
            <text:p text:style-name="P1"><text:span text:style-name="T2">0 0 0 0 0 0 0 0</text:span></text:p>
          </draw:text-box>
        </draw:frame>
        <draw:frame draw:style-name="gr1" draw:text-style-name="P4" draw:layer="layout" svg:width="3.423cm" svg:height="0.763cm" svg:x="3.578cm" svg:y="3.091cm">
          <draw:text-box>
            <text:p text:style-name="P1"><text:span text:style-name="T2">0 0 0 0 0 0 0 1</text:span></text:p>
          </draw:text-box>
        </draw:frame>
        <draw:frame draw:style-name="gr1" draw:text-style-name="P4" draw:layer="layout" svg:width="3.423cm" svg:height="0.763cm" svg:x="3.578cm" svg:y="2.35cm">
          <draw:text-box>
            <text:p text:style-name="P1"><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9cm" svg:height="0.339cm" svg:x="1.249cm" svg:y="0.996cm" svg:viewBox="0 0 6160 340" svg:d="m6159 0c-203 146-467 128-706 145-225 16-440 49-663 42-322-10-587 126-898 145-234 15-459 4-684-20-237-26-453-139-684-188-220-46-441-94-664-103s-462-30-684 21c-232 54-471 51-705 82l-214 43-215 41-42 20">
          <text:p text:style-name="P1"/>
        </draw:path>
        <draw:frame draw:style-name="gr1" draw:text-style-name="P5" draw:layer="layout" svg:width="1.209cm" svg:height="0.725cm" svg:x="4.818cm" svg:y="5.825cm">
          <draw:text-box>
            <text:p text:style-name="P1"><text:span text:style-name="T3">Bits</text:span></text:p>
          </draw:text-box>
        </draw:frame>
        <draw:line draw:style-name="gr6" draw:text-style-name="P6" draw:layer="layout" svg:x1="5.8cm" svg:y1="5.953cm" svg:x2="6.525cm" svg:y2="4.673cm">
          <text:p text:style-name="P1"/>
        </draw:line>
        <draw:line draw:style-name="gr6" draw:text-style-name="P6" draw:layer="layout" svg:x1="4.989cm" svg:y1="5.91cm" svg:x2="4.157cm" svg:y2="4.673cm">
          <text:p text:style-name="P1"/>
        </draw:line>
        <draw:line draw:style-name="gr6" draw:text-style-name="P6" draw:layer="layout" svg:x1="5.074cm" svg:y1="5.804cm" svg:x2="4.477cm" svg:y2="4.652cm">
          <text:p text:style-name="P1"/>
        </draw:line>
        <draw:line draw:style-name="gr6" draw:text-style-name="P6" draw:layer="layout" svg:x1="5.202cm" svg:y1="5.718cm" svg:x2="4.818cm" svg:y2="4.673cm">
          <text:p text:style-name="P1"/>
        </draw:line>
        <draw:line draw:style-name="gr6" draw:text-style-name="P6" draw:layer="layout" svg:x1="5.351cm" svg:y1="5.718cm" svg:x2="5.138cm" svg:y2="4.694cm">
          <text:p text:style-name="P1"/>
        </draw:line>
        <draw:line draw:style-name="gr6" draw:text-style-name="P6" draw:layer="layout" svg:x1="5.479cm" svg:y1="5.697cm" svg:x2="5.48cm" svg:y2="4.652cm">
          <text:p text:style-name="P1"/>
        </draw:line>
        <draw:line draw:style-name="gr6" draw:text-style-name="P6" draw:layer="layout" svg:x1="5.629cm" svg:y1="5.761cm" svg:x2="5.778cm" svg:y2="4.694cm">
          <text:p text:style-name="P1"/>
        </draw:line>
        <draw:line draw:style-name="gr6" draw:text-style-name="P6" draw:layer="layout" svg:x1="5.714cm" svg:y1="5.846cm" svg:x2="6.141cm" svg:y2="4.652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8</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5" draw:layer="layout" svg:width="1.878cm" svg:height="9.686cm" svg:x="1.482cm" svg:y="0.61cm">
          <draw:text-box>
            <text:p text:style-name="P4"><text:span text:style-name="T2">0000</text:span></text:p>
            <text:p text:style-name="P4"><text:span text:style-name="T2">0001</text:span></text:p>
            <text:p text:style-name="P4"><text:span text:style-name="T2">0010</text:span></text:p>
            <text:p text:style-name="P4"><text:span text:style-name="T2">0011</text:span></text:p>
            <text:p text:style-name="P4"><text:span text:style-name="T2">0100</text:span></text:p>
            <text:p text:style-name="P4"><text:span text:style-name="T2">0101</text:span></text:p>
            <text:p text:style-name="P4"><text:span text:style-name="T2">0110</text:span></text:p>
            <text:p text:style-name="P4"><text:span text:style-name="T2">0111</text:span></text:p>
            <text:p text:style-name="P4"><text:span text:style-name="T2">1000</text:span></text:p>
            <text:p text:style-name="P4"><text:span text:style-name="T2">1001</text:span></text:p>
            <text:p text:style-name="P4"><text:span text:style-name="T2">1010</text:span></text:p>
            <text:p text:style-name="P4"><text:span text:style-name="T2">1011</text:span></text:p>
            <text:p text:style-name="P4"><text:span text:style-name="T2">1100</text:span></text:p>
            <text:p text:style-name="P4"><text:span text:style-name="T2">1101</text:span></text:p>
            <text:p text:style-name="P4"><text:span text:style-name="T2">1110</text:span></text:p>
            <text:p text:style-name="P4"><text:span text:style-name="T2">1111</text:span></text:p>
            <text:p text:style-name="P4"><text:span text:style-name="T2">10000</text:span></text:p>
          </draw:text-box>
        </draw:frame>
        <draw:frame draw:style-name="gr1" draw:text-style-name="P5" draw:layer="layout" svg:width="1.052cm" svg:height="9.686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text:p text:style-name="P4"><text:span text:style-name="T2">16</text:span></text:p>
          </draw:text-box>
        </draw:frame>
        <draw:frame draw:style-name="gr1" draw:text-style-name="P3" draw:layer="layout" svg:width="0.667cm" svg:height="9.686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686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052cm" svg:height="9.686cm" svg:x="6.671cm" svg:y="0.64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A</text:span></text:p>
            <text:p text:style-name="P4"><text:span text:style-name="T2">B</text:span></text:p>
            <text:p text:style-name="P4"><text:span text:style-name="T2">C</text:span></text:p>
            <text:p text:style-name="P4"><text:span text:style-name="T2">D</text:span></text:p>
            <text:p text:style-name="P4"><text:span text:style-name="T2">E</text:span></text:p>
            <text:p text:style-name="P4"><text:span text:style-name="T2">F</text:span></text:p>
            <text:p text:style-name="P4"><text:span text:style-name="T2">10</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